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4">
      <style:paragraph-properties fo:keep-with-next="always"/>
    </style:style>
    <style:style style:name="P2" style:family="paragraph" style:parent-style-name="List_20_Paragraph" style:list-style-name="WWNum2">
      <style:paragraph-properties fo:keep-with-next="always"/>
    </style:style>
    <style:style style:name="P3" style:family="paragraph" style:parent-style-name="Standard">
      <style:paragraph-properties fo:keep-with-next="always"/>
    </style:style>
    <style:style style:name="P4" style:family="paragraph" style:parent-style-name="Standard">
      <style:paragraph-properties fo:break-before="page" fo:keep-with-next="always"/>
    </style:style>
    <style:style style:name="P5"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mmary results fabrication</text:p>
      <text:p text:style-name="Standard"/>
      <text:p text:style-name="P3"><text:soft-page-break/>consent <text:line-break/>Validating statistical methods to detect data fabrication.<text:line-break/><text:line-break/> <text:line-break/><text:line-break/><text:line-break/>This study investigates methods for detecting fabricated research results (e.g., statistical test results) and has been approved by the Tilburg University Psychological Ethics Committee.<text:line-break/><text:line-break/> <text:line-break/><text:line-break/>To study the performance of the methods for detecting fabrication, we request you to fabricate research results. Participation takes 40 minutes on average but may vary a lot across participants (some take 10 minutes). Participation can be stopped at any time without explanation. Responses can only be given on a personal computer with access to a spreadsheet program such as Excel.<text:line-break/><text:line-break/> <text:line-break/><text:line-break/>We only use your contact information to send an invitation email and we do not save any identifying information when you respond to this survey (e.g., IP-address, name) except the information you give us. The anonymized data from this study will be made publicly available.<text:line-break/><text:line-break/> <text:line-break/><text:line-break/>Upon completion of the study, you can choose to receive an Amazon gift card ($30). If you choose to receive this form of compensation, you will need to fill in your email address. The fabricated research results that were hardest to detect as fabricated will receive an additional $50 gift card (3 best out of 36 will win this prize). All email addresses will be permanently unlinked from individual responses upon sending these gift cards.<text:line-break/><text:line-break/><text:line-break/> <text:line-break/><text:line-break/>If you are willing to participate in this study, and agree with the anonymization and storage of the data, please confirm below and continue with the survey. In case you have any remaining concerns or questions about this survey, please feel free to e-mail one of the undersigned.<text:line-break/><text:line-break/> <text:line-break/><text:line-break/><text:soft-page-break/><text:line-break/>Thank you,<text:line-break/>Chris Hartgerink (c.h.j.hartgerink@tilburguniversity.edu)<text:line-break/>Jelte Wicherts (j.m.wicherts@tilburguniversity.edu)<text:line-break/>Marcel van Assen (m.a.l.m.vanassen@tilburguniversity.edu)<text:line-break/> </text:p>
      <text:list xml:id="list1787543666836378358" text:style-name="WWNum4">
        <text:list-item>
          <text:p text:style-name="P1">I have read and understood the description and consent to participate in this study and agree with the outlined anonymization procedure and data storage, knowing that I can stop my participation at any time.</text:p>
        </text:list-item>
      </text:list>
      <text:p text:style-name="Standard"/>
      <text:p text:style-name="Standard"/>
      <text:p text:style-name="P4">intro Task<text:line-break/><text:line-break/>We require you to fabricate summary statistics (means, standard deviations) that look as real as possible. Each fabricated set of summary statistics must support three hypotheses that we provide.<text:line-break/><text:line-break/>We request you to fabricate summary statistics of four studies on the anchoring effect (Tversky &amp; Kahneman, 1974). <text:line-break/> <text:line-break/><text:line-break/>The anchoring effect pertains to a heuristic using the available information as the starting point, which is then adjusted to yield a final estimate of a quantity. For example, consider the questions on the following pages.</text:p>
      <text:p text:style-name="Standard"/>
      <text:p text:style-name="Standard"/>
      <text:p text:style-name="P4">Q31 Example questions<text:line-break/><text:line-break/>(A1) Is the percentage of African countries in the United Nations more or less than 10%? <text:line-break/> <text:line-break/><text:line-break/>(A2) What is the percentage of African countries in the United Nations?<text:line-break/><text:line-break/> <text:line-break/><text:line-break/><text:line-break/>(B1) Is the percentage of African countries in the United Nations more or less than 65%?<text:line-break/><text:line-break/> <text:line-break/><text:line-break/>(B2) What is the percentage of African countries in the United Nations?<text:line-break/><text:line-break/> <text:line-break/><text:line-break/>If there was no anchoring effect, the estimated percentage of African countries in the UN would be the same for questions (A2) and (B2).<text:line-break/><text:line-break/> <text:line-break/><text:line-break/>However, when different groups of respondents answered the A and B questions, estimates were 25% for A2 (closer to anchor of 10%) and 45% for B2 (closer to anchor of 65%; Tversky &amp; Kahneman, 1974). <text:line-break/><text:line-break/> <text:line-break/></text:p>
      <text:p text:style-name="Standard"/>
      <text:p text:style-name="Standard"/>
      <text:p text:style-name="P4">Q27 Reward<text:line-break/><text:line-break/> <text:line-break/>Each participant fabricates summary statistics of four studies. We also have genuine summary statistics on these four studies.<text:line-break/><text:line-break/>Subsequently, we anonymously analyze these fabricated and genuine statistics and try to detect which statistics were fabricated and which were genuine.<text:line-break/><text:line-break/>All participants can choose to receive a $30 Amazon gift card. The three participants who fabricate the most real looking statistics will receive a bonus reward of $50 in Amazon gift cards. In other words, if you are able to fool us with your fabricated statistics, you will receive a bonus.<text:line-break/><text:line-break/> <text:line-break/><text:line-break/>The study starts on the next page.</text:p>
      <text:p text:style-name="Standard"/>
      <text:p text:style-name="P3">filler_01 Fabricating results: Distance from San Francisco to New York</text:p>
      <text:p text:style-name="Standard"/>
      <text:p text:style-name="Standard"/>
      <text:p text:style-name="P4">temp_01 Distance from San Francisco to New York<text:line-break/> <text:line-break/>Below, a link is provided to a spreadsheet in which you have to fill out your fabricated summary statistics for the anchoring study on the distance from San Francisco to New York. The true distance is 2,906.5 miles. The anchors are<text:line-break/><text:line-break/> <text:line-break/><text:line-break/>Low anchor: "The distance from San Francisco to New York City is longer than 1,500 miles. How far do you think it is?"<text:line-break/><text:line-break/> <text:line-break/><text:line-break/>High anchor: "The distance from San Francisco to New York City is shorter than 6,000 miles. How far do you think it is?"<text:line-break/><text:line-break/><text:line-break/>Your task is to fabricate means and standard deviations for a 2 (conditions) x 2 (gender) design. Each cell has 25 participants estimating the distance from San Francisco to New York, summing up to a total sample size of 100.<text:line-break/><text:line-break/>After you fill out the highlighted yellow cells, the spreadsheet automatically calculates and displays the test statistics (F-values and p-values) concerning three hypotheses. How you decide to fabricate the results that you fill out in the spreadsheet is up to you. Your task is to fabricate means and standard deviations such that<text:line-break/> <text:line-break/>1. There is a main effect of anchor condition.<text:line-break/>2. There is NO main effect of gender.<text:line-break/>3. There is NO interaction effect between gender and condition.</text:p>
      <text:p text:style-name="Standard"/>
      <text:p text:style-name="P3">conf_01 Please double check whether the fabricated data support the three hypotheses, as indicated by the checkmarks in the spreadsheet.</text:p>
      <text:list xml:id="list114517439821062" text:continue-numbering="true" text:style-name="WWNum4">
        <text:list-item>
          <text:p text:style-name="P1">No, the fabricated data do not support the three hypotheses</text:p>
        </text:list-item>
        <text:list-item>
          <text:p text:style-name="P1">Yes, the fabricated data support the three hypotheses</text:p>
        </text:list-item>
      </text:list>
      <text:p text:style-name="Standard"/>
      <text:p text:style-name="P3">res_01 Copy and paste the contents of the yellow cells into the textbox below. <text:line-break/>Direct copy-pasting is sufficient and no adjustments are allowed.</text:p>
      <text:p text:style-name="Standard"/>
      <text:p text:style-name="P3">filler_02 Fabricating results: Population of Chicago</text:p>
      <text:p text:style-name="Standard"/>
      <text:p text:style-name="Standard"/>
      <text:p text:style-name="P4">temp_02 Population of Chicago<text:line-break/><text:line-break/>Below, a link is provided to a spreadsheet in which you have to fill out your fabricated summary statistics for the anchoring study on the population of Chicago. The true population size is 2,719,000 people. <text:line-break/> <text:line-break/><text:line-break/>Low anchor: "The population of Chicago is more than 200,000. What do you think the population of Chicago is?"<text:line-break/><text:line-break/> <text:line-break/><text:line-break/>High anchor: "The population of Chicago is less than 5,000,000. What do you think the population of Chicago is?"<text:line-break/><text:line-break/><text:line-break/>Your task is to fabricate means and standard deviations for a 2 (conditions) x 2 (gender) design. Each cell has 25 participants estimating the population of Chicago, summing up to a total sample size of 100.<text:line-break/> <text:line-break/>After you fill out the highlighted yellow cells, the spreadsheet automatically calculates and displays the test statistics (F-values and p-values) concerning three hypotheses. How you decide to fabricate the results that you fill out in the spreadsheet is up to you. Your task is to fabricate means and standard deviations such that<text:line-break/> <text:line-break/>1. There is a main effect of anchor condition.<text:line-break/>2. There is NO main effect of gender.<text:line-break/>3. There is NO interaction effect between gender and condition.<text:line-break/><text:line-break/> </text:p>
      <text:p text:style-name="Standard"/>
      <text:p text:style-name="P3">conf_02 Please double check whether the fabricated data support the three hypotheses, as indicated by the checkmarks in the spreadsheet.</text:p>
      <text:list xml:id="list114517303797310" text:continue-numbering="true" text:style-name="WWNum4">
        <text:list-item>
          <text:p text:style-name="P1">No, the fabricated data do not support the hypotheses</text:p>
        </text:list-item>
        <text:list-item>
          <text:p text:style-name="P1">Yes, the fabricated data support the hypotheses</text:p>
        </text:list-item>
      </text:list>
      <text:p text:style-name="Standard"/>
      <text:p text:style-name="P3">res_02 Copy and paste the contents of the yellow cells into the textbox below. Direct copy-pasting is sufficient and no adjustments are allowed.</text:p>
      <text:p text:style-name="Standard"/>
      <text:p text:style-name="P3">filler_03 Fabricating results: Height of Mount Everest</text:p>
      <text:p text:style-name="Standard"/>
      <text:p text:style-name="Standard"/>
      <text:p text:style-name="P4">temp_03 Height of Mount Everest<text:line-break/><text:line-break/>Below, a link is provided to a spreadsheet in which you have to fill out your fabricated summary statistics for the anchoring study on the height of Mount Everest. The true height is 29,029 feet. <text:line-break/><text:line-break/> <text:line-break/><text:line-break/>Low anchor: "Mount Everest is taller than 2,000 feet. How tall do you think Mount Everest is?"<text:line-break/><text:line-break/> <text:line-break/><text:line-break/>High anchor: "Mount Everest is shorter than 45,500 feet. How tall do you think Mount Everest is?"<text:line-break/> <text:line-break/>Your task is to fabricate means and standard deviations for a 2 (conditions) x 2 (gender) design. Each cell has 25 participants estimating the height of Mount Everest, summing up to a total sample size of 100.<text:line-break/><text:line-break/>After you fill out the highlighted yellow cells, the spreadsheet automatically calculates and displays the test statistics (F-values and p-values) concerning three hypotheses. How you decide to fabricate the results that you fill out in the spreadsheet is up to you. Your task is to fabricate means and standard deviations such that<text:line-break/> <text:line-break/>1. There is a main effect of anchor condition.<text:line-break/>2. There is NO main effect of gender.<text:line-break/>3. There is NO interaction effect between gender and condition.<text:line-break/><text:line-break/> </text:p>
      <text:p text:style-name="Standard"/>
      <text:p text:style-name="P3">conf_03 Please double check whether the fabricated data support the three hypotheses, as indicated by the checkmarks in the spreadsheet.</text:p>
      <text:list xml:id="list114516632209611" text:continue-numbering="true" text:style-name="WWNum4">
        <text:list-item>
          <text:p text:style-name="P1">No, the fabricated data do not support the hypotheses</text:p>
        </text:list-item>
        <text:list-item>
          <text:p text:style-name="P1">Yes, the fabricated data support the hypotheses</text:p>
        </text:list-item>
      </text:list>
      <text:p text:style-name="Standard"/>
      <text:p text:style-name="P3">res_03 Copy and paste the contents of the yellow cells from the spreadsheet into the textbox below. Direct copy-pasting is sufficient and no adjustments are allowed.</text:p>
      <text:p text:style-name="Standard"/>
      <text:p text:style-name="P3">filler_04 Fabricating results: Babies born in the United States</text:p>
      <text:p text:style-name="Standard"/>
      <text:p text:style-name="Standard"/>
      <text:p text:style-name="P4">temp_04 Babies born in the United States<text:line-break/><text:line-break/>Below, a link is provided to a spreadsheet in which you have to fill out your fabricated summary statistics for the anchoring study on the number of babies born in the United States per day. The true average number of babies born per day is 10,957. <text:line-break/><text:line-break/> <text:line-break/><text:line-break/>Low anchor: "More than 100 babies are born per day in the United States. How many babies do you think are born in the U.S. each day?"<text:line-break/><text:line-break/> <text:line-break/><text:line-break/>High anchor: "Less than 50,000 babies are born per day in the United States. How many babies do you think are born in the U.S. each day?"<text:line-break/><text:line-break/> <text:line-break/><text:line-break/>Your task is to fabricate means and standard deviations for a 2 (conditions) x 2 (gender) design. Each cell has 25 participants estimating the number of babies born per day, summing up to a total sample size of 100. <text:line-break/><text:line-break/>After you fill out the highlighted yellow cells, the spreadsheet automatically calculates and displays the test statistics (F-values and p-values) concerning three hypotheses. How you decide to fabricate the results that you fill out in the spreadsheet is up to you. Your task is to fabricate means and standard deviations such that<text:line-break/> <text:line-break/>1. There is a main effect of anchor condition.<text:line-break/>2. There is NO main effect of gender.<text:line-break/>3. There is NO interaction effect between gender and condition.<text:line-break/><text:line-break/> </text:p>
      <text:p text:style-name="Standard"/>
      <text:p text:style-name="P3">conf_04 Please double check whether the fabricated data confirm to the three <text:line-break/>expectations, as indicated by the checkmarks in the spreadsheet.</text:p>
      <text:list xml:id="list114515565434327" text:continue-numbering="true" text:style-name="WWNum4">
        <text:list-item>
          <text:p text:style-name="P1">No, the fabricated data do not support the hypotheses</text:p>
        </text:list-item>
        <text:list-item>
          <text:p text:style-name="P1">Yes, the fabricated data support the hypotheses</text:p>
        </text:list-item>
      </text:list>
      <text:p text:style-name="Standard"/>
      <text:p text:style-name="P3">res_04 Copy and paste the contents of the yellow cells from the spreadsheet into the textbox below. Direct copy-pasting is sufficient and no adjustments are allowed.</text:p>
      <text:p text:style-name="Standard"/>
      <text:p text:style-name="P3">Q25 Debriefing questions (page 1 of 2)</text:p>
      <text:p text:style-name="Standard"/>
      <text:p text:style-name="P3"><text:soft-page-break/>deb_02 What is your current knowledge of statistics? (1 = extremely poor; 10 = excellent)</text:p>
      <text:list xml:id="list114515771962577" text:continue-numbering="true" text:style-name="WWNum4">
        <text:list-item>
          <text:p text:style-name="P1">1</text:p>
        </text:list-item>
        <text:list-item>
          <text:p text:style-name="P1">2</text:p>
        </text:list-item>
        <text:list-item>
          <text:p text:style-name="P1">3</text:p>
        </text:list-item>
        <text:list-item>
          <text:p text:style-name="P1">4</text:p>
        </text:list-item>
        <text:list-item>
          <text:p text:style-name="P1">5</text:p>
        </text:list-item>
        <text:list-item>
          <text:p text:style-name="P1">6</text:p>
        </text:list-item>
        <text:list-item>
          <text:p text:style-name="P1">7</text:p>
        </text:list-item>
        <text:list-item>
          <text:p text:style-name="P1">8</text:p>
        </text:list-item>
        <text:list-item>
          <text:p text:style-name="P1">9</text:p>
        </text:list-item>
        <text:list-item>
          <text:p text:style-name="P1">10</text:p>
        </text:list-item>
      </text:list>
      <text:p text:style-name="Standard"/>
      <text:p text:style-name="P3">deb_03 Which statistical analysis programs do you frequently use (multiple answers possible; frequent is at least once a week)?</text:p>
      <text:list xml:id="list7402854355863375426" text:style-name="WWNum2">
        <text:list-item>
          <text:p text:style-name="P2">SPSS</text:p>
        </text:list-item>
        <text:list-item>
          <text:p text:style-name="P2">R</text:p>
        </text:list-item>
        <text:list-item>
          <text:p text:style-name="P2">Stata</text:p>
        </text:list-item>
        <text:list-item>
          <text:p text:style-name="P2">SAS</text:p>
        </text:list-item>
        <text:list-item>
          <text:p text:style-name="P2">Matlab</text:p>
        </text:list-item>
        <text:list-item>
          <text:p text:style-name="P2">Python</text:p>
        </text:list-item>
        <text:list-item>
          <text:p text:style-name="P2">Other</text:p>
        </text:list-item>
        <text:list-item>
          <text:p text:style-name="P2">None</text:p>
        </text:list-item>
      </text:list>
      <text:p text:style-name="Standard"/>
      <text:p text:style-name="P3">deb_01 Have you ever conducted a study on anchoring yourself?</text:p>
      <text:list xml:id="list114515657712440" text:continue-list="list114515771962577" text:style-name="WWNum4">
        <text:list-item>
          <text:p text:style-name="P1">Yes</text:p>
        </text:list-item>
        <text:list-item>
          <text:p text:style-name="P1">No</text:p>
        </text:list-item>
      </text:list>
      <text:p text:style-name="Standard"/>
      <text:p text:style-name="Standard"/>
      <text:p text:style-name="P4">deb_04 Debriefing questions (page 2 of 2)<text:line-break/><text:line-break/>Did you use a (pseudo) random number generator to simulate data during this study? If you do not know, fill in "No".</text:p>
      <text:list xml:id="list114517078687539" text:continue-numbering="true" text:style-name="WWNum4">
        <text:list-item>
          <text:p text:style-name="P1">Yes</text:p>
        </text:list-item>
        <text:list-item>
          <text:p text:style-name="P1">No</text:p>
        </text:list-item>
      </text:list>
      <text:p text:style-name="Standard"/>
      <text:p text:style-name="P3">deb_05 Did you fabricate a full dataset of 100 participants for which you calculated means and standard deviations?</text:p>
      <text:list xml:id="list114515831902321" text:continue-numbering="true" text:style-name="WWNum4">
        <text:list-item>
          <text:p text:style-name="P1">Yes</text:p>
        </text:list-item>
        <text:list-item>
          <text:p text:style-name="P1">No</text:p>
        </text:list-item>
      </text:list>
      <text:p text:style-name="Standard"/>
      <text:p text:style-name="P3">deb_06 Per study, how many different combinations of means and standard deviations did you try on average?</text:p>
      <text:p text:style-name="Standard"/>
      <text:p text:style-name="P3">deb_07 Please describe in words how you fabricated the research results for the <text:line-break/>four anchoring studies. Indicate if you used different procedures per study. </text:p>
      <text:p text:style-name="Standard"/>
      <text:p text:style-name="Standard"/>
      <text:p text:style-name="P4">Q35 Thank you very much for participating in our study.As a final reminder, we would like to note that fabricating data is only allowed within this experiment and should not be taken as an invitation to fabricate research results elsewhere. Data fabrication is a serious form of scientific misconduct and is widely and explicitly condemned by professional organizations, institutions, and funding agencies alike.<text:line-break/> <text:line-break/><text:line-break/>If there are any remaining questions about this study, feel free to email Chris Hartgerink (c.h.j.hartgerink@tilburguniversity.edu)<text:line-break/><text:line-break/>If you would like to be compensated for your participation, please continue to the next screen. Otherwise, you can close this window.</text:p>
      <text:p text:style-name="Standard"/>
      <text:p text:style-name="Standard"/>
      <text:p text:style-name="P4">Q38 In order to receive an Amazon gift card worth $30, please enter your email address. This will also be the email address the bonus prize will be sent to, if your data are in the top three (out of 36) that are hardest to detect as fabricated (prize: $50 Amazon gift card). We will unlink the email from the individual responses upon sending out the gift cards.<text:line-break/><text:line-break/>Note: This must be the exact email address you received the invitation on, for validation purposes. If at first it does not work, please check whether you made a typographic error. If you still have problems, let us know on this email.</text:p>
      <text:p text:style-name="Standard"/>
      <text:p text:style-name="P3">Q37 Please fill in this captcha to validate your email add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in" fo:margin-bottom="0in" loext:contextual-spacing="fals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Summary" style:family="paragraph" style:parent-style-name="Standard" style:default-outline-level="">
      <style:text-properties fo:font-weight="bold" style:font-weight-asian="bold"/>
    </style:style>
    <style:style style:name="QLabel" style:family="paragraph" style:parent-style-name="Standard" style:default-outline-level="">
      <loext:graphic-properties draw:fill="solid" draw:fill-color="#d9d9d9"/>
      <style:paragraph-properties fo:background-color="#d9d9d9" fo:padding-left="0.0555in" fo:padding-right="0.0555in" fo:padding-top="0in" fo:padding-bottom="0in" fo:border-left="0.51pt solid #d9d9d9" fo:border-right="0.51pt solid #d9d9d9" fo:border-top="none" fo:border-bottom="none"/>
      <style:text-properties fo:font-size="16pt" fo:font-weight="bold" style:font-size-asian="16pt" style:font-weight-asian="bold"/>
    </style:style>
    <style:style style:name="WhiteText" style:family="paragraph" style:next-style-name="Standard" style:default-outline-level="">
      <style:paragraph-properties fo:margin-top="0in" fo:margin-bottom="0in" loext:contextual-spacing="false" fo:line-height="100%" fo:text-align="start" style:justify-single-word="false" fo:orphans="2" fo:widows="2" style:writing-mode="lr-tb"/>
      <style:text-properties fo:color="#ffffff"/>
    </style:style>
    <style:style style:name="WhiteCompositeLabel" style:family="paragraph" style:next-style-name="Standard" style:default-outline-level="">
      <style:paragraph-properties fo:margin-top="0.0299in" fo:margin-bottom="0.0299in" loext:contextual-spacing="false" fo:line-height="100%" fo:text-align="center" style:justify-single-word="false" fo:orphans="2" fo:widows="2" style:writing-mode="lr-tb"/>
      <style:text-properties fo:color="#ffffff"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DisplayLogic" style:family="paragraph" style:parent-style-name="Standard" style:default-outline-level="">
      <loext:graphic-properties draw:fill="solid" draw:fill-color="#c5dcff"/>
      <style:paragraph-properties fo:background-color="#c5dcff"/>
    </style:style>
    <style:style style:name="QSkipLogic" style:family="paragraph" style:parent-style-name="Standard" style:default-outline-level="">
      <loext:graphic-properties draw:fill="solid" draw:fill-color="#d9d9d9"/>
      <style:paragraph-properties fo:background-color="#d9d9d9"/>
    </style:style>
    <style:style style:name="SingleLineText" style:family="paragraph" style:next-style-name="Standard"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ulti_20_punch" style:display-name="Multi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gle_20_punch" style:display-name="Single punc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mmary results fabrication</dc:title>
    <meta:initial-creator>Qualtrics</meta:initial-creator>
    <dc:creator>Qualtrics</dc:creator>
    <meta:editing-cycles>1</meta:editing-cycles>
    <meta:creation-date>2016-04-25T09:44:25</meta:creation-date>
    <dc:date>2016-04-25T09:44:25</dc:date>
    <meta:editing-duration>P0D</meta:editing-duration>
    <meta:generator>LibreOffice/5.0.4.2$Linux_X86_64 LibreOffice_project/00$Build-2</meta:generator>
    <meta:document-statistic meta:table-count="0" meta:image-count="0" meta:object-count="0" meta:page-count="14" meta:paragraph-count="65" meta:word-count="2128" meta:character-count="12886" meta:non-whitespace-character-count="10702"/>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